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58cm"/>
    </style:style>
    <style:style style:name="co4" style:family="table-column">
      <style:table-column-properties fo:break-before="auto" style:column-width="7.94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674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style:text-outline="false" style:font-style-complex="normal" fo:language="ru" fo:country="RU" fo:font-style="normal" style:language-complex="hi" style:country-complex="IN" style:text-line-through-mode="continuous" style:font-name="Liberation Sans" fo:font-size="10pt" fo:font-weight="normal" style:text-underline-style="none" style:text-underline-color="font-color" style:text-line-through-type="none" style:font-relief="none" style:text-emphasize="none" style:font-weight-complex="normal" style:font-weight-asian="normal" style:font-size-complex="10pt" style:font-size-asian="10pt" style:font-name-complex="Lohit Devanagari" style:font-name-asian="Noto Sans CJK SC" fo:text-shadow="none" style:font-style-asian="normal" style:language-asian="zh" style:country-asian="CN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api/h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l localhost:8080/api/hom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turns html -pag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al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l localhost:8080/api/calc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turns calc -pag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ti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l localhost:8080/api/tim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turns time -pag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wordpl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rl localhost:8080/api/wordplus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turns wordplus-pag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h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1">curl -X POST </text:span><text:span text:style-name="T1"><text:a xlink:href="http://localhost:8080/api/" xlink:type="simple">http://localhost:8080/api/</text:a></text:span><text:span text:style-name="T1">home</text:span>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retruns paths api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ti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2">curl -X POST </text:span><text:span text:style-name="T2"><text:a xlink:href="http://localhost:8080/api/" xlink:type="simple">http://localhost:8080/api/</text:a></text:span><text:span text:style-name="T2">time</text:span>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returns time now</text:p>
          </table:table-cell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api/calc</text:p>
          </table:table-cell>
          <table:table-cell office:value-type="string" calcext:value-type="string">
            <text:p>x, y, func</text:p>
          </table:table-cell>
          <table:table-cell office:value-type="string" calcext:value-type="string">
            <text:p>x(number),y(number),func(string)</text:p>
          </table:table-cell>
          <table:table-cell office:value-type="string" calcext:value-type="string">
            <text:p>curl -X POST \</text:p>
            <text:p>  <text:a xlink:href="http://localhost:8080/api/calc" xlink:type="simple">http://localhost:8080/api/calc</text:a> \</text:p>
            <text:p>  -H 'content-type: application/json' \</text:p>
            <text:p>  -d '{ "x": 23, "y":2.4, "/" }'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func-function operate:</text:p>
            <text:p>+,-,*,/</text:p>
          </table:table-cell>
        </table:table-row>
        <table:table-row table:style-name="ro4">
          <table:table-cell office:value-type="string" calcext:value-type="string">
            <text:p>POST</text:p>
          </table:table-cell>
          <table:table-cell office:value-type="string" calcext:value-type="string">
            <text:p>/api/wordplus</text:p>
          </table:table-cell>
          <table:table-cell office:value-type="string" calcext:value-type="string">
            <text:p>text, params</text:p>
          </table:table-cell>
          <table:table-cell office:value-type="string" calcext:value-type="string">
            <text:p>text(string),params(array string)</text:p>
          </table:table-cell>
          <table:table-cell office:value-type="string" calcext:value-type="string">
            <text:p>curl -X POST \</text:p>
            <text:p>  <text:a xlink:href="http://localhost:8080/api/wordplus" xlink:type="simple">http://localhost:8080/api/wordplus</text:a> \</text:p>
            <text:p>  -H 'content-type: application/json' \</text:p>
            <text:p>  -d '{"x":"Hello , Bob! How you Are ?", \</text:p>
            <text:p>      "params":["cw","cwl", \</text:p>
            <text:p>      "cwu","cwt","cs","verb","lens"]}'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cw-count word \</text:p>
            <text:p>cwl-count word lower \</text:p>
            <text:p>cwu-count word upper \</text:p>
            <text:p>cwt-count word title \</text:p>
            <text:p>cs-count only symbols \</text:p>
            <text:p>verb-verbore retranslate \</text:p>
            <text:p>lens-len text symbo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3:12:08.009247691</meta:creation-date>
    <dc:date>2023-02-05T04:26:14.278941840</dc:date>
    <meta:editing-duration>PT1H14M6S</meta:editing-duration>
    <meta:editing-cycles>5</meta:editing-cycles>
    <meta:generator>LibreOffice/7.4.4.2$Linux_X86_64 LibreOffice_project/40$Build-2</meta:generator>
    <meta:document-statistic meta:table-count="1" meta:cell-count="63" meta:object-count="0"/>
  </office:meta>
</office:document-meta>
</file>